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1a64c1" officeooo:paragraph-rsid="001a64c1"/>
    </style:style>
    <style:style style:name="P7" style:family="paragraph" style:parent-style-name="Text_20_body">
      <style:text-properties fo:font-style="normal" officeooo:rsid="0025722b" style:font-style-asian="normal" style:font-style-complex="normal"/>
    </style:style>
    <style:style style:name="P8" style:family="paragraph" style:parent-style-name="Text_20_body">
      <style:text-properties fo:font-style="normal" officeooo:rsid="00289116" style:font-style-asian="normal" style:font-style-complex="normal"/>
    </style:style>
    <style:style style:name="P9" style:family="paragraph" style:parent-style-name="Text_20_body">
      <style:text-properties fo:font-style="normal" officeooo:rsid="002ff0ae" style:font-style-asian="normal" style:font-style-complex="normal"/>
    </style:style>
    <style:style style:name="P10" style:family="paragraph" style:parent-style-name="Text_20_body">
      <style:paragraph-properties fo:text-align="center" style:justify-single-word="false"/>
      <style:text-properties officeooo:rsid="0032bc8c" officeooo:paragraph-rsid="0032bc8c"/>
    </style:style>
    <style:style style:name="P11" style:family="paragraph" style:parent-style-name="Text_20_body">
      <style:paragraph-properties fo:text-align="start" style:justify-single-word="false"/>
      <style:text-properties officeooo:rsid="0032bc8c" officeooo:paragraph-rsid="0032bc8c"/>
    </style:style>
    <style:style style:name="P12" style:family="paragraph" style:parent-style-name="Text_20_body">
      <style:paragraph-properties fo:text-align="start" style:justify-single-word="false"/>
      <style:text-properties officeooo:rsid="00413836" officeooo:paragraph-rsid="00413836"/>
    </style:style>
    <style:style style:name="P13" style:family="paragraph" style:parent-style-name="Text_20_body">
      <style:paragraph-properties fo:text-align="center" style:justify-single-word="false"/>
      <style:text-properties officeooo:rsid="00413836" officeooo:paragraph-rsid="00413836"/>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style:style style:name="T9" style:family="text">
      <style:text-properties officeooo:rsid="001baa29"/>
    </style:style>
    <style:style style:name="T10" style:family="text">
      <style:text-properties officeooo:rsid="001bee3f"/>
    </style:style>
    <style:style style:name="T11" style:family="text">
      <style:text-properties officeooo:rsid="001cbec6"/>
    </style:style>
    <style:style style:name="T12" style:family="text">
      <style:text-properties officeooo:rsid="001db5a3"/>
    </style:style>
    <style:style style:name="T13" style:family="text">
      <style:text-properties officeooo:rsid="001fa601"/>
    </style:style>
    <style:style style:name="T14" style:family="text">
      <style:text-properties officeooo:rsid="0020395e"/>
    </style:style>
    <style:style style:name="T15" style:family="text">
      <style:text-properties fo:font-style="italic" officeooo:rsid="0020395e" style:font-style-asian="italic" style:font-style-complex="italic"/>
    </style:style>
    <style:style style:name="T16" style:family="text">
      <style:text-properties fo:font-style="italic" officeooo:rsid="00240ae3" style:font-style-asian="italic" style:font-style-complex="italic"/>
    </style:style>
    <style:style style:name="T17" style:family="text">
      <style:text-properties fo:font-style="italic" officeooo:rsid="0033f4c6" style:font-style-asian="italic" style:font-style-complex="italic"/>
    </style:style>
    <style:style style:name="T18" style:family="text">
      <style:text-properties fo:font-style="italic" officeooo:rsid="00424f56" style:font-style-asian="italic" style:font-style-complex="italic"/>
    </style:style>
    <style:style style:name="T19" style:family="text">
      <style:text-properties fo:font-style="italic" officeooo:rsid="00426c78" style:font-style-asian="italic" style:font-style-complex="italic"/>
    </style:style>
    <style:style style:name="T20" style:family="text">
      <style:text-properties fo:font-style="italic" officeooo:rsid="001cbec6"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0395e" style:font-style-asian="normal" style:font-style-complex="normal"/>
    </style:style>
    <style:style style:name="T23" style:family="text">
      <style:text-properties fo:font-style="normal" officeooo:rsid="0020d667" style:font-style-asian="normal" style:font-style-complex="normal"/>
    </style:style>
    <style:style style:name="T24" style:family="text">
      <style:text-properties fo:font-style="normal" officeooo:rsid="0022cb99" style:font-style-asian="normal" style:font-style-complex="normal"/>
    </style:style>
    <style:style style:name="T25" style:family="text">
      <style:text-properties fo:font-style="normal" officeooo:rsid="00230929" style:font-style-asian="normal" style:font-style-complex="normal"/>
    </style:style>
    <style:style style:name="T26" style:family="text">
      <style:text-properties fo:font-style="normal" officeooo:rsid="00240ae3" style:font-style-asian="normal" style:font-style-complex="normal"/>
    </style:style>
    <style:style style:name="T27" style:family="text">
      <style:text-properties fo:font-style="normal" officeooo:rsid="0025722b" style:font-style-asian="normal" style:font-style-complex="normal"/>
    </style:style>
    <style:style style:name="T28" style:family="text">
      <style:text-properties fo:font-style="normal" officeooo:rsid="00274649" style:font-style-asian="normal" style:font-style-complex="normal"/>
    </style:style>
    <style:style style:name="T29" style:family="text">
      <style:text-properties fo:font-style="normal" officeooo:rsid="00289116" style:font-style-asian="normal" style:font-style-complex="normal"/>
    </style:style>
    <style:style style:name="T30" style:family="text">
      <style:text-properties fo:font-style="normal" officeooo:rsid="0029239e" style:font-style-asian="normal" style:font-style-complex="normal"/>
    </style:style>
    <style:style style:name="T31" style:family="text">
      <style:text-properties fo:font-style="normal" officeooo:rsid="0029993a" style:font-style-asian="normal" style:font-style-complex="normal"/>
    </style:style>
    <style:style style:name="T32" style:family="text">
      <style:text-properties fo:font-style="normal" officeooo:rsid="002a8185" style:font-style-asian="normal" style:font-style-complex="normal"/>
    </style:style>
    <style:style style:name="T33" style:family="text">
      <style:text-properties fo:font-style="normal" officeooo:rsid="002c4567" style:font-style-asian="normal" style:font-style-complex="normal"/>
    </style:style>
    <style:style style:name="T34" style:family="text">
      <style:text-properties fo:font-style="normal" officeooo:rsid="002d23ed" style:font-style-asian="normal" style:font-style-complex="normal"/>
    </style:style>
    <style:style style:name="T35" style:family="text">
      <style:text-properties fo:font-style="normal" officeooo:rsid="002f13e5" style:font-style-asian="normal" style:font-style-complex="normal"/>
    </style:style>
    <style:style style:name="T36" style:family="text">
      <style:text-properties fo:font-style="normal" officeooo:rsid="002ff0ae" style:font-style-asian="normal" style:font-style-complex="normal"/>
    </style:style>
    <style:style style:name="T37" style:family="text">
      <style:text-properties fo:font-style="normal" officeooo:rsid="0031ab9c" style:font-style-asian="normal" style:font-style-complex="normal"/>
    </style:style>
    <style:style style:name="T38" style:family="text">
      <style:text-properties fo:font-style="normal" officeooo:rsid="0033f4c6" style:font-style-asian="normal" style:font-style-complex="normal"/>
    </style:style>
    <style:style style:name="T39" style:family="text">
      <style:text-properties fo:font-style="normal" officeooo:rsid="0034a939" style:font-style-asian="normal" style:font-style-complex="normal"/>
    </style:style>
    <style:style style:name="T40" style:family="text">
      <style:text-properties fo:font-style="normal" officeooo:rsid="003524ee" style:font-style-asian="normal" style:font-style-complex="normal"/>
    </style:style>
    <style:style style:name="T41" style:family="text">
      <style:text-properties fo:font-style="normal" officeooo:rsid="00353857" style:font-style-asian="normal" style:font-style-complex="normal"/>
    </style:style>
    <style:style style:name="T42" style:family="text">
      <style:text-properties fo:font-style="normal" officeooo:rsid="00369655" style:font-style-asian="normal" style:font-style-complex="normal"/>
    </style:style>
    <style:style style:name="T43" style:family="text">
      <style:text-properties fo:font-style="normal" officeooo:rsid="00378d65" style:font-style-asian="normal" style:font-style-complex="normal"/>
    </style:style>
    <style:style style:name="T44" style:family="text">
      <style:text-properties fo:font-style="normal" officeooo:rsid="0039187c" style:font-style-asian="normal" style:font-style-complex="normal"/>
    </style:style>
    <style:style style:name="T45" style:family="text">
      <style:text-properties fo:font-style="normal" officeooo:rsid="00398597" style:font-style-asian="normal" style:font-style-complex="normal"/>
    </style:style>
    <style:style style:name="T46" style:family="text">
      <style:text-properties fo:font-style="normal" officeooo:rsid="003b12c3" style:font-style-asian="normal" style:font-style-complex="normal"/>
    </style:style>
    <style:style style:name="T47" style:family="text">
      <style:text-properties fo:font-style="normal" officeooo:rsid="003cd78c" style:font-style-asian="normal" style:font-style-complex="normal"/>
    </style:style>
    <style:style style:name="T48" style:family="text">
      <style:text-properties fo:font-style="normal" officeooo:rsid="003e7de2" style:font-style-asian="normal" style:font-style-complex="normal"/>
    </style:style>
    <style:style style:name="T49" style:family="text">
      <style:text-properties fo:font-style="normal" officeooo:rsid="003f5d34" style:font-style-asian="normal" style:font-style-complex="normal"/>
    </style:style>
    <style:style style:name="T50" style:family="text">
      <style:text-properties fo:font-style="normal" officeooo:rsid="00413836" style:font-style-asian="normal" style:font-style-complex="normal"/>
    </style:style>
    <style:style style:name="T51" style:family="text">
      <style:text-properties fo:font-style="normal" officeooo:rsid="0041ba66" style:font-style-asian="normal" style:font-style-complex="normal"/>
    </style:style>
    <style:style style:name="T52" style:family="text">
      <style:text-properties fo:font-style="normal" officeooo:rsid="00424cf8" style:font-style-asian="normal" style:font-style-complex="normal"/>
    </style:style>
    <style:style style:name="T53" style:family="text">
      <style:text-properties fo:font-style="normal" officeooo:rsid="00424f56" style:font-style-asian="normal" style:font-style-complex="normal"/>
    </style:style>
    <style:style style:name="T54" style:family="text">
      <style:text-properties fo:font-style="normal" officeooo:rsid="00426c78" style:font-style-asian="normal" style:font-style-complex="normal"/>
    </style:style>
    <style:style style:name="T55" style:family="text">
      <style:text-properties fo:font-style="normal" officeooo:rsid="004319fa" style:font-style-asian="normal" style:font-style-complex="normal"/>
    </style:style>
    <style:style style:name="T56" style:family="text">
      <style:text-properties officeooo:rsid="00424f56"/>
    </style:style>
    <style:style style:name="T57" style:family="text">
      <style:text-properties officeooo:rsid="00426c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ne Day At A Time</text:p>
      <text:p text:style-name="P3">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p>
      <text:p text:style-name="P5"><text:tab/>“<text:span text:style-name="T6">Bingo!” Holo Ketish said. “He catches on!” </text:span><text:span text:style-name="T7">Holo Ketish vanished.</text:span></text:p>
      <text:p text:style-name="Text_20_body"><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text:p text:style-name="Text_20_body"><text:tab/><text:span text:style-name="T9">Jack rematerialized aboard the bridge of a United Earth Force Alliance Star Ship, Heavy Cruiser. </text:span><text:span text:style-name="T10">Jack looked around confused. “What the hell?” He asked.</text:span></text:p>
      <text:p text:style-name="Text_20_body"><text:soft-page-break/><text:tab/><text:span text:style-name="T10">Bert McDuff looked at Jack. “Welcome aboard </text:span><text:span text:style-name="T12">the Fresno</text:span><text:span text:style-name="T10"> major.” He said. “You’re a tough man to track down. Sorry it took so long.” Bert looked to the helm officer. “Set course for Crimson Gamma maximum speed. She needs her commanding officer back.”</text:span></text:p>
      <text:p text:style-name="Text_20_body"><text:tab/>“<text:span text:style-name="T11">Thank you for rescuing me commander.” Jack said. “</text:span><text:span text:style-name="T56">But you know you just murdered me right? I mean those teleporters are </text:span><text:span text:style-name="T18">death machines</text:span><text:span text:style-name="T53">!”</text:span></text:p>
      <text:p text:style-name="Text_20_body"><text:tab/><text:span text:style-name="T11">Bert coughed and chuckled. “It’s captain actually. I got a promotion since you’ve been gone. </text:span><text:span text:style-name="T12">They gave me the Fresno, we’re still watching guard over Crimson Gamma.</text:span><text:span text:style-name="T11">” </text:span><text:span text:style-name="T57">Bert paused. “As for the so called</text:span><text:span text:style-name="T19"> death machines</text:span><text:span text:style-name="T54">, the Fresno has an experimental teleporter onboard. Our scientists have fixed the cloning and killing issue. You haven’t died.”</text:span><text:span text:style-name="T20"> </text:span><text:span text:style-name="T12">He gestured to the first officer’s chair. “Have a seat.”</text:span></text:p>
      <text:p text:style-name="Text_20_body"><text:tab/><text:span text:style-name="T12">Jack sat down. “Congratulations on the promotion captain.” He corrected himself. </text:span><text:span text:style-name="T19">What the hell? Things sure have changed since I’ve been gone</text:span><text:span text:style-name="T54">. He thought to himself.</text:span></text:p>
      <text:p text:style-name="Text_20_body"><text:tab/>“<text:span text:style-name="T13">Leaving Titan’s orbit.” The helm officer said. “Plotting a course for Crimson Gamma and engaging the FTL drive.” The ship jumped into FTL.</text:span></text:p>
      <text:p text:style-name="Text_20_body"><text:tab/><text:span text:style-name="T14">Jack looked to Bert shocked. “I was on a moon in orbit of </text:span><text:span text:style-name="T15">Saturn</text:span><text:span text:style-name="T22">?! I thought I was being held on Earth!” </text:span><text:span text:style-name="T23">His mouth hung open.</text:span></text:p>
      <text:p text:style-name="Text_20_body"><text:span text:style-name="T23"><text:tab/>Captain McDuff nodded his head. “I’m afraid so sir. It took us five months to even locate where you were kidnapped to, </text:span><text:span text:style-name="T24">then another month to negotiate with Saturn’s government for an extradition process … they said no. So we had to find another way of getting you out of there. It’s not sanctioned by either government. We got sneaky.” He chuckled. “</text:span><text:span text:style-name="T25">Now we run like hell.”</text:span></text:p>
      <text:p text:style-name="Text_20_body"><text:span text:style-name="T25"><text:tab/></text:span><text:span text:style-name="T26">McDuff paused. “I want you to go checked out by the doc. Make sure they didn’t do anything to you. Last thing you need is some kind of implant in your brain. Don’t worry, it’s Matt Allen, someone you trust. He requested to come along, I agreed.”</text:span></text:p>
      <text:p text:style-name="Text_20_body"><text:span text:style-name="T26"><text:tab/>Jack nodded. </text:span><text:span text:style-name="T16">If only you knew about Holo Ketish</text:span><text:span text:style-name="T26">. He thought. “Right.” Standing up, he exited the bridge. He was happy to hear Matt would be taking a look at him. </text:span><text:span text:style-name="T27">Matt</text:span><text:span text:style-name="T26"> already knew about the chip in his brain Ketish had implanted.</text:span></text:p>
      <text:p text:style-name="Text_20_body"><text:span text:style-name="T26"><text:tab/></text:span><text:span text:style-name="T27">In the transport tube Jack gave the order to have it take him to the Med Bay. As he waited fo the transport to take him to his destination, Holo Ketish appeared.</text:span></text:p>
      <text:p text:style-name="P7"><text:tab/>“Going to Med Bay huh?” Holo Ketish said. “They won’t find anything … at least not yet.” He grinned. “Matt will find something eventually, just not today. So don’t worry about it.”</text:p>
      <text:p text:style-name="Text_20_body"><text:span text:style-name="T27"><text:tab/>Jack sighed. “Get out of my head. Get out of my head. Get out of my head.” He said out loud. </text:span><text:span text:style-name="T28">Jack closed his eyes and waited for the car to come to a stop. </text:span><text:span text:style-name="T29">Exiting the transport tube, Jack walked across the corridor and into Med Bay.</text:span></text:p>
      <text:p text:style-name="P8"><text:tab/>“Major.” Doctor Allen greeted Jack. “Welcome aboard.” He said. They walked into an exam room. “Have a seat, remove your shirt.”</text:p>
      <text:p text:style-name="Text_20_body"><text:soft-page-break/><text:span text:style-name="T29"><text:tab/>Jack did as ordered. Sitting down on the medical bed, he removed his shirt. </text:span><text:span text:style-name="T30">Jack looked down at his chest. There was the scar where he had open heart surgery a year ago. He sighed. A reminder of what he was. Not fully human, but of Dubor and Shuka heritage </text:span><text:span text:style-name="T31">as well</text:span><text:span text:style-name="T30">. Jack was still growing accustomed to living with that fact. </text:span><text:span text:style-name="T32">Jack patiently waited for Doc Allen to run his scans on him.</text:span></text:p>
      <text:p text:style-name="Text_20_body"><text:span text:style-name="T32"><text:tab/>“I see you still have that damned implant in your head.” Matt noted. “Aside from some malnutrition, you appear to be in good shape.” </text:span><text:span text:style-name="T33">He continued his examination. “</text:span><text:span text:style-name="T34">Hmmm … you have some high blood pressure. I’m sure that’s to be expected though.” Grabbing a med shot, he gave Jack a shot. “That should take care of it. I recommend some rest. There should be some empty cabins onboard, we don’t have a full crew onboard. So pick one at random and you’re good to go.” </text:span><text:span text:style-name="T35">He paused. “I do recommend you drop in and see the ship’s counselor though. You’ve been through a lot.”</text:span></text:p>
      <text:p text:style-name="Text_20_body"><text:span text:style-name="T35"><text:tab/>“</text:span><text:span text:style-name="T36">Thanks Matt.” Jack said as he slid off the table and put his shirt back on. “What’s the senior staff compliment currently on this ship?”</text:span></text:p>
      <text:p text:style-name="P9"><text:tab/>Matt rubbed his chin. “I believe we’re completely staffed …” He said. “But I do believe there is an ambassador cabin not in use. Should have running hot water in an actual shower. None of that fake water bullshit.”</text:p>
      <text:p text:style-name="P9"><text:tab/>Jack smiled. That’s exactly what he was looking forward to. An actual hot shower. “Thanks Matt.” He exited the Med Bay.</text:p>
      <text:p text:style-name="Text_20_body"><text:span text:style-name="T36"><text:tab/></text:span><text:span text:style-name="T37">Matt took out a comm unit. “Doctor Allen to Counselor Tomari, I believe I have a patient for you. He’ll be in contact. Allen out.” The comm channel closed.</text:span></text:p>
      <text:p text:style-name="Text_20_body"><text:span text:style-name="T37"/></text:p>
      <text:p text:style-name="P10"><text:span text:style-name="T37">* </text:span><text:span text:style-name="T21">* *</text:span></text:p>
      <text:p text:style-name="P10"><text:span text:style-name="T21"/></text:p>
      <text:p text:style-name="P11"><text:span text:style-name="T21"><text:tab/>Two hours later, Jack was seated in front of Counselor </text:span><text:span text:style-name="T37">Tomari. </text:span><text:span text:style-name="T21">His legs were restless. Jack wasn’t sure if the counselor could tell he was nervous or not. Jack was used to talking with the doctor or his security chief about life stuff, never a full on qualified counselor. It’s just how things worked out for him … until now. </text:span><text:span text:style-name="T38">He hated the thought and yet here he was.</text:span></text:p>
      <text:p text:style-name="P11"><text:span text:style-name="T38"><text:tab/>“Whatever you do Jack, don’t tell her about the torture.” Holo Ketish suggested. “She won’t believe you.” He smiled, always that damned smile.</text:span></text:p>
      <text:p text:style-name="P11"><text:span text:style-name="T38"><text:tab/></text:span><text:span text:style-name="T17">I’ll tell her what I want to tell her!</text:span><text:span text:style-name="T38"> Jack thought. </text:span><text:span text:style-name="T17">You can’t stop me!</text:span><text:span text:style-name="T38"> He wasn’t sure if he was going to tell her about the torture sessions he had to endure. They were rather quite intense from what he could remember which wasn’t much. A lot of Jack’s memories were missing from his time in the prison on Titan. He wasn’t sure why that was.</text:span></text:p>
      <text:p text:style-name="P11"><text:span text:style-name="T38"><text:tab/>“</text:span><text:span text:style-name="T39">So, what, are we supposed to talk about my feelings? Is that it?” Jack asked.</text:span></text:p>
      <text:p text:style-name="P11"><text:soft-page-break/><text:span text:style-name="T39"><text:tab/>The counselor picked up a datapad, </text:span><text:span text:style-name="T40">ready to take notes</text:span><text:span text:style-name="T39">. “We can talk about whatever you wish to talk about major.” She said. “Do you mind if I call you Jack? You are my superior I mean.”</text:span></text:p>
      <text:p text:style-name="P11"><text:span text:style-name="T39"><text:tab/>Jack nodded. “Jack is fine counselor.” He said. </text:span><text:span text:style-name="T41">Jack didn’t really care what she called him. He wasn’t there to critique her counseling techniques or anything and he wasn’t her commanding officer. She could call him mud if she wanted to. Jack was sure the counselor wasn’t going to call him that, but she could if she wanted to.</text:span></text:p>
      <text:p text:style-name="P11"><text:span text:style-name="T41"><text:tab/>“</text:span><text:span text:style-name="T42">You’ve been through quite the ordeal.” The counselor said. “Tell me about it.”</text:span></text:p>
      <text:p text:style-name="P11"><text:span text:style-name="T42"><text:tab/>Jack leaned back and sighed. “Well, it felt a lot longer than six months.” He stared off. “There were days the guards didn’t even come and check on me. They didn’t feed me for days at a time, I think they were trying to break me … of something. They never did come out and say what it was they wanted. Even the interrogation sessions were rather tame by comparison of what I have been through on the Dubor home world.”</text:span></text:p>
      <text:p text:style-name="P11"><text:span text:style-name="T42"><text:tab/></text:span><text:span text:style-name="T43">She made notes on her datapad as he spoke. “So you were tortured?” She asked.</text:span></text:p>
      <text:p text:style-name="P11"><text:span text:style-name="T43"><text:tab/>Jack nodded his head. “In a manner, yes.” He paused as he thought about it all. “They seemed interested in my heritage more than anything. Like, they didn’t want to know my command codes or anything like that. They wanted to know about my DNA of all things. I managed to avoid telling them anything about my DNA though. I’m not sure how I accomplished that.” </text:span><text:span text:style-name="T44">He frowned. “That and the fact that I’m a clone.” There it was, the clone thought came to the front of his memory.</text:span></text:p>
      <text:p text:style-name="P11"><text:span text:style-name="T44"><text:tab/>“I see.” The counselor said. “Why do you think they were interested in the fac that you’re a clone?” She asked.</text:span></text:p>
      <text:p text:style-name="P11"><text:span text:style-name="T44"><text:tab/>Jack shrugged. He put his hands on his legs to stop them from shaking. “</text:span><text:span text:style-name="T45">I … I don’t know. Maybe because Earth hasn’t mastered cloning yet? Not that I know of at least. I was being interrogated by humans. I wonder if they wanted to know about the procedure. I didn’t have any answers for them. They were not pleased with that, and took all light sources away from me for over a week. I was in the dark for a week. </text:span><text:span text:style-name="T46">I mean it was solitary to begin with, but being in the dark … alone? That was hell.”</text:span></text:p>
      <text:p text:style-name="P11"><text:span text:style-name="T46"><text:tab/>“</text:span><text:span text:style-name="T47">Being without food or water and in the dark for that long must have been difficult.” The counselor said.</text:span></text:p>
      <text:p text:style-name="P11"><text:span text:style-name="T47"><text:tab/>“No shit.” Jack responded. “</text:span><text:span text:style-name="T48">I …” He was cut off as an alert klaxon sounded.</text:span></text:p>
      <text:p text:style-name="P11"><text:span text:style-name="T48"><text:tab/>“All hands, this is the captain.” McDuff’s voice came over the wire. “All hands to battle stations. </text:span><text:span text:style-name="T49">Two enemy vessels approaching.</text:span><text:span text:style-name="T48">”</text:span></text:p>
      <text:p text:style-name="P11"><text:span text:style-name="T48"><text:tab/></text:span><text:span text:style-name="T49">Jack stood. “We’ll have to continue this another time.” He ran out of the </text:span><text:span text:style-name="T50">counselor’s</text:span><text:span text:style-name="T49"> office.</text:span></text:p>
      <text:p text:style-name="P11"><text:span text:style-name="T49"/></text:p>
      <text:p text:style-name="P13"><text:span text:style-name="T49">* </text:span><text:span text:style-name="T21">* *</text:span></text:p>
      <text:p text:style-name="P13"><text:soft-page-break/><text:span text:style-name="T21"/></text:p>
      <text:p text:style-name="P12"><text:span text:style-name="T21"><text:tab/>The bridge was bustling with activity. </text:span><text:span text:style-name="T51">Jack entered the bridge and took an empty station.</text:span></text:p>
      <text:p text:style-name="P12"><text:span text:style-name="T51"><text:tab/>“Aft view, on monitors.” McDuff ordered.</text:span></text:p>
      <text:p text:style-name="P12"><text:span text:style-name="T51"><text:tab/>Two unidentified vessels was on the Fresno’s tail. They were gaining speed and getting closer by the second. Jack tried to see if they were anything he had seen before, but everything was coming up blank.</text:span></text:p>
      <text:p text:style-name="P12"><text:span text:style-name="T51"><text:tab/>“</text:span><text:span text:style-name="T52">I thought we couldn’t be tracked through FTL.” Jack shouted over the alert klaxon.</text:span></text:p>
      <text:p text:style-name="P12"><text:span text:style-name="T52"><text:tab/>“Things seems to have changed.” McDuff replied. “</text:span><text:span text:style-name="T55">I don’t like the sound of this. Increase speed! Maximum strength to aft shields.”</text:span></text:p>
      <text:p text:style-name="P12"><text:span text:style-name="T55"><text:tab/>“Aye!” Two officers said in unison as they went about their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5</text:page-count>) <text:date style:data-style-name="N37" text:date-value="2026-02-16T20:42:22.004559282">02/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6T20:42:21.876742841</dc:date>
    <meta:editing-duration>PT6H27M28S</meta:editing-duration>
    <meta:editing-cycles>58</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9" meta:word-count="1905" meta:character-count="10438" meta:non-whitespace-character-count="8540"/>
  </office:meta>
</office:document-meta>
</file>